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20pt" fo:font-style="italic" style:text-underline-style="solid" style:text-underline-width="auto" style:text-underline-color="font-color" fo:font-weight="normal" officeooo:rsid="0017f18e" officeooo:paragraph-rsid="0017f18e" style:font-size-asian="17.5pt" style:font-style-asian="italic" style:font-weight-asian="normal" style:font-size-complex="20pt" style:font-style-complex="italic" style:font-weight-complex="normal"/>
    </style:style>
    <style:style style:name="P2" style:family="paragraph" style:parent-style-name="Standard" style:list-style-name="L1">
      <style:text-properties style:font-name="Liberation Serif" fo:font-size="20pt" fo:font-style="italic" style:text-underline-style="none" fo:font-weight="normal" officeooo:rsid="0017f18e" officeooo:paragraph-rsid="0017f18e" style:font-size-asian="17.5pt" style:font-style-asian="italic" style:font-weight-asian="normal" style:font-size-complex="20pt" style:font-style-complex="italic" style:font-weight-complex="normal"/>
    </style:style>
    <style:style style:name="P3" style:family="paragraph" style:parent-style-name="Standard">
      <style:text-properties style:font-name="Liberation Serif" fo:font-size="20pt" fo:font-style="italic" style:text-underline-style="none" fo:font-weight="normal" officeooo:rsid="0017f18e" officeooo:paragraph-rsid="0017f18e" style:font-size-asian="17.5pt" style:font-style-asian="italic" style:font-weight-asian="normal" style:font-size-complex="20pt" style:font-style-complex="italic" style:font-weight-complex="normal"/>
    </style:style>
    <style:style style:name="P4" style:family="paragraph" style:parent-style-name="Standard" style:list-style-name="L2">
      <style:text-properties style:font-name="Liberation Serif" fo:font-size="20pt" fo:font-style="italic" style:text-underline-style="none" fo:font-weight="normal" officeooo:rsid="0017f18e" officeooo:paragraph-rsid="0017f18e" style:font-size-asian="17.5pt" style:font-style-asian="italic" style:font-weight-asian="normal" style:font-size-complex="20pt" style:font-style-complex="italic" style:font-weight-complex="normal"/>
    </style:style>
    <style:style style:name="P5" style:family="paragraph" style:parent-style-name="Standard" style:list-style-name="L2">
      <style:text-properties style:font-name="Liberation Serif" fo:font-size="20pt" fo:font-style="italic" style:text-underline-style="none" fo:font-weight="normal" officeooo:rsid="00189d88" officeooo:paragraph-rsid="00189d88" style:font-size-asian="17.5pt" style:font-style-asian="italic" style:font-weight-asian="normal" style:font-size-complex="20pt" style:font-style-complex="italic" style:font-weight-complex="normal"/>
    </style:style>
    <style:style style:name="P6" style:family="paragraph" style:parent-style-name="Standard">
      <style:text-properties style:font-name="Liberation Serif" fo:font-size="20pt" fo:font-style="italic" style:text-underline-style="none" fo:font-weight="normal" officeooo:rsid="00189d88" officeooo:paragraph-rsid="00189d88" style:font-size-asian="17.5pt" style:font-style-asian="italic" style:font-weight-asian="normal" style:font-size-complex="20pt" style:font-style-complex="italic" style:font-weight-complex="normal"/>
    </style:style>
    <style:style style:name="P7" style:family="paragraph" style:parent-style-name="Standard">
      <style:text-properties style:font-name="Liberation Serif" fo:font-size="20pt" fo:font-style="italic" style:text-underline-style="solid" style:text-underline-width="auto" style:text-underline-color="font-color" fo:font-weight="normal" officeooo:rsid="00189d88" officeooo:paragraph-rsid="00189d88" style:font-size-asian="17.5pt" style:font-style-asian="italic" style:font-weight-asian="normal" style:font-size-complex="20pt" style:font-style-complex="italic" style:font-weight-complex="normal"/>
    </style:style>
    <style:style style:name="P8" style:family="paragraph" style:parent-style-name="Standard">
      <style:text-properties style:font-name="Liberation Serif" fo:font-size="20pt" fo:font-style="italic" style:text-underline-style="none" fo:font-weight="bold" officeooo:rsid="00189d88" officeooo:paragraph-rsid="00189d88" style:font-size-asian="17.5pt" style:font-style-asian="italic" style:font-weight-asian="bold" style:font-size-complex="20pt" style:font-style-complex="italic" style:font-weight-complex="bold"/>
    </style:style>
    <style:style style:name="P9" style:family="paragraph" style:parent-style-name="Standard" style:list-style-name="L3">
      <style:text-properties style:font-name="Liberation Serif" fo:font-size="20pt" fo:font-style="italic" style:text-underline-style="none" fo:font-weight="normal" officeooo:rsid="00189d88" officeooo:paragraph-rsid="00189d88" style:font-size-asian="17.5pt" style:font-style-asian="italic" style:font-weight-asian="normal" style:font-size-complex="20pt" style:font-style-complex="italic" style:font-weight-complex="normal"/>
    </style:style>
    <style:style style:name="P10" style:family="paragraph" style:parent-style-name="Standard" style:list-style-name="L4">
      <style:text-properties style:font-name="Liberation Serif" fo:font-size="20pt" fo:font-style="italic" style:text-underline-style="none" fo:font-weight="normal" officeooo:rsid="00189d88" officeooo:paragraph-rsid="00189d88" style:font-size-asian="17.5pt" style:font-style-asian="italic" style:font-weight-asian="normal" style:font-size-complex="20pt" style:font-style-complex="italic" style:font-weight-complex="normal"/>
    </style:style>
    <style:style style:name="P11" style:family="paragraph" style:parent-style-name="Standard" style:list-style-name="L5">
      <style:text-properties style:font-name="Liberation Serif" fo:font-size="20pt" fo:font-style="italic" style:text-underline-style="none" fo:font-weight="normal" officeooo:rsid="00189d88" officeooo:paragraph-rsid="00189d88" style:font-size-asian="17.5pt" style:font-style-asian="italic" style:font-weight-asian="normal" style:font-size-complex="20pt" style:font-style-complex="italic" style:font-weight-complex="normal"/>
    </style:style>
    <style:style style:name="P12" style:family="paragraph" style:parent-style-name="Standard" style:list-style-name="L5">
      <style:text-properties style:font-name="Liberation Serif" fo:font-size="20pt" fo:font-style="italic" style:text-underline-style="none" fo:font-weight="normal" officeooo:rsid="0018ac38" officeooo:paragraph-rsid="0018ac38" style:font-size-asian="17.5pt" style:font-style-asian="italic" style:font-weight-asian="normal" style:font-size-complex="20pt" style:font-style-complex="italic" style:font-weight-complex="normal"/>
    </style:style>
    <style:style style:name="P13" style:family="paragraph" style:parent-style-name="Standard">
      <style:text-properties style:font-name="Liberation Serif" fo:font-size="20pt" fo:font-style="italic" style:text-underline-style="solid" style:text-underline-width="auto" style:text-underline-color="font-color" fo:font-weight="normal" officeooo:rsid="001a6661" officeooo:paragraph-rsid="0018ac38" style:font-size-asian="17.5pt" style:font-style-asian="italic" style:font-weight-asian="normal" style:font-size-complex="20pt" style:font-style-complex="italic" style:font-weight-complex="normal"/>
    </style:style>
    <style:style style:name="P14" style:family="paragraph" style:parent-style-name="Standard">
      <style:text-properties style:font-name="Liberation Serif" fo:font-size="20pt" fo:font-style="italic" style:text-underline-style="solid" style:text-underline-width="auto" style:text-underline-color="font-color" fo:font-weight="normal" officeooo:rsid="001a6661" officeooo:paragraph-rsid="001a6661" style:font-size-asian="17.5pt" style:font-style-asian="italic" style:font-weight-asian="normal" style:font-size-complex="20pt" style:font-style-complex="italic" style:font-weight-complex="normal"/>
    </style:style>
    <style:style style:name="P15" style:family="paragraph" style:parent-style-name="Standard">
      <style:text-properties style:font-name="Liberation Serif" fo:font-size="20pt" fo:font-style="italic" style:text-underline-style="none" fo:font-weight="bold" officeooo:rsid="001a6661" officeooo:paragraph-rsid="001a6661" style:font-size-asian="17.5pt" style:font-style-asian="italic" style:font-weight-asian="bold" style:font-size-complex="20pt" style:font-style-complex="italic" style:font-weight-complex="bold"/>
    </style:style>
    <style:style style:name="P16" style:family="paragraph" style:parent-style-name="Standard" style:list-style-name="L6">
      <style:text-properties style:font-name="Liberation Serif" fo:font-size="20pt" fo:font-style="italic" style:text-underline-style="none" fo:font-weight="normal" officeooo:rsid="001a6661" officeooo:paragraph-rsid="001a6661" style:font-size-asian="17.5pt" style:font-style-asian="italic" style:font-weight-asian="normal" style:font-size-complex="20pt" style:font-style-complex="italic" style:font-weight-complex="normal"/>
    </style:style>
    <style:style style:name="P17" style:family="paragraph" style:parent-style-name="Standard">
      <style:text-properties style:font-name="Liberation Serif" fo:font-size="20pt" fo:font-style="italic" style:text-underline-style="none" fo:font-weight="normal" officeooo:rsid="001a6661" officeooo:paragraph-rsid="001a6661" style:font-size-asian="17.5pt" style:font-style-asian="italic" style:font-weight-asian="normal" style:font-size-complex="20pt" style:font-style-complex="italic" style:font-weight-complex="normal"/>
    </style:style>
    <style:style style:name="P18" style:family="paragraph" style:parent-style-name="Standard" style:list-style-name="L7">
      <style:text-properties style:font-name="Liberation Serif" fo:font-size="20pt" fo:font-style="italic" style:text-underline-style="none" fo:font-weight="normal" officeooo:rsid="001a6661" officeooo:paragraph-rsid="001a6661" style:font-size-asian="17.5pt" style:font-style-asian="italic" style:font-weight-asian="normal" style:font-size-complex="20pt" style:font-style-complex="italic" style:font-weight-complex="normal"/>
    </style:style>
    <style:style style:name="P19" style:family="paragraph" style:parent-style-name="Standard" style:list-style-name="L8">
      <style:text-properties style:font-name="Liberation Serif" fo:font-size="20pt" fo:font-style="italic" style:text-underline-style="none" fo:font-weight="normal" officeooo:rsid="001a6661" officeooo:paragraph-rsid="001a6661" style:font-size-asian="17.5pt" style:font-style-asian="italic" style:font-weight-asian="normal" style:font-size-complex="20pt" style:font-style-complex="italic" style:font-weight-complex="normal"/>
    </style:style>
    <style:style style:name="P20" style:family="paragraph" style:parent-style-name="Standard" style:list-style-name="L9">
      <style:text-properties style:font-name="Liberation Serif" fo:font-size="20pt" fo:font-style="italic" style:text-underline-style="none" fo:font-weight="normal" officeooo:rsid="001a6661" officeooo:paragraph-rsid="001a6661" style:font-size-asian="17.5pt" style:font-style-asian="italic" style:font-weight-asian="normal" style:font-size-complex="20pt" style:font-style-complex="italic" style:font-weight-complex="normal"/>
    </style:style>
    <style:style style:name="P21" style:family="paragraph" style:parent-style-name="Standard" style:list-style-name="L10">
      <style:text-properties style:font-name="Liberation Serif" fo:font-size="20pt" fo:font-style="italic" style:text-underline-style="none" fo:font-weight="normal" officeooo:rsid="001a6661" officeooo:paragraph-rsid="001a6661" style:font-size-asian="17.5pt" style:font-style-asian="italic" style:font-weight-asian="normal" style:font-size-complex="20pt" style:font-style-complex="italic" style:font-weight-complex="normal"/>
    </style:style>
    <style:style style:name="P22" style:family="paragraph" style:parent-style-name="Standard" style:list-style-name="L11">
      <style:text-properties style:font-name="Liberation Serif" fo:font-size="20pt" fo:font-style="italic" style:text-underline-style="none" fo:font-weight="normal" officeooo:rsid="001a6661" officeooo:paragraph-rsid="001a6661" style:font-size-asian="17.5pt" style:font-style-asian="italic" style:font-weight-asian="normal" style:font-size-complex="20pt" style:font-style-complex="italic" style:font-weight-complex="normal"/>
    </style:style>
    <style:style style:name="P23" style:family="paragraph" style:parent-style-name="Standard" style:list-style-name="L12">
      <style:text-properties style:font-name="Liberation Serif" fo:font-size="20pt" fo:font-style="italic" style:text-underline-style="none" fo:font-weight="normal" officeooo:rsid="001a6661" officeooo:paragraph-rsid="001a6661" style:font-size-asian="17.5pt" style:font-style-asian="italic" style:font-weight-asian="normal" style:font-size-complex="20pt" style:font-style-complex="italic" style:font-weight-complex="normal"/>
    </style:style>
    <style:style style:name="P24" style:family="paragraph" style:parent-style-name="Standard" style:list-style-name="L13">
      <style:text-properties style:font-name="Liberation Serif" fo:font-size="20pt" fo:font-style="italic" style:text-underline-style="none" fo:font-weight="normal" officeooo:rsid="001a6661" officeooo:paragraph-rsid="001a6661" style:font-size-asian="17.5pt" style:font-style-asian="italic" style:font-weight-asian="normal" style:font-size-complex="20pt" style:font-style-complex="italic" style:font-weight-complex="normal"/>
    </style:style>
    <style:style style:name="P25" style:family="paragraph" style:parent-style-name="Standard" style:list-style-name="L14">
      <style:text-properties style:font-name="Liberation Serif" fo:font-size="20pt" fo:font-style="italic" style:text-underline-style="none" fo:font-weight="normal" officeooo:rsid="001a6661" officeooo:paragraph-rsid="001a6661" style:font-size-asian="17.5pt" style:font-style-asian="italic" style:font-weight-asian="normal" style:font-size-complex="20pt" style:font-style-complex="italic" style:font-weight-complex="normal"/>
    </style:style>
    <style:style style:name="P26" style:family="paragraph" style:parent-style-name="Standard" style:list-style-name="L15">
      <style:text-properties style:font-name="Liberation Serif" fo:font-size="20pt" fo:font-style="italic" style:text-underline-style="none" fo:font-weight="normal" officeooo:rsid="001a6661" officeooo:paragraph-rsid="001a6661" style:font-size-asian="17.5pt" style:font-style-asian="italic" style:font-weight-asian="normal" style:font-size-complex="20pt" style:font-style-complex="italic" style:font-weight-complex="normal"/>
    </style:style>
    <style:style style:name="T1" style:family="text">
      <style:text-properties officeooo:rsid="00189d88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8ac3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T I</text:p>
      <text:p text:style-name="P1"/>
      <text:list text:style-name="L1">
        <text:list-item>
          <text:p text:style-name="P2">Database &amp; DBMS</text:p>
        </text:list-item>
        <text:list-item>
          <text:p text:style-name="P2">Comparison b/w traditional file vs DBMS</text:p>
        </text:list-item>
        <text:list-item>
          <text:p text:style-name="P2">Characteristics of data in database</text:p>
        </text:list-item>
        <text:list-item>
          <text:p text:style-name="P2">Components of database system environment</text:p>
        </text:list-item>
        <text:list-item>
          <text:p text:style-name="P2">Functions of DBMS</text:p>
        </text:list-item>
        <text:list-item>
          <text:p text:style-name="P2">Advantages &amp; Disadvantages of DBMS</text:p>
        </text:list-item>
        <text:list-item>
          <text:p text:style-name="P2">DBMS users</text:p>
        </text:list-item>
        <text:list-item>
          <text:p text:style-name="P2">DBA &amp; its role</text:p>
        </text:list-item>
      </text:list>
      <text:p text:style-name="P3"/>
      <text:p text:style-name="P1">UNIT II</text:p>
      <text:p text:style-name="P1"/>
      <text:list text:style-name="L2">
        <text:list-item>
          <text:p text:style-name="P4">Essentials of database design</text:p>
        </text:list-item>
        <text:list-item>
          <text:p text:style-name="P4">3 level architecture of database- external, conceptual &amp; internal</text:p>
        </text:list-item>
        <text:list-item>
          <text:p text:style-name="P4">Data model concepts: Hierarchical, Network, Relational, Semi-structured <text:span text:style-name="T1">&amp; Object-Oriented</text:span></text:p>
        </text:list-item>
        <text:list-item>
          <text:p text:style-name="P5">Operators</text:p>
        </text:list-item>
        <text:list-item>
          <text:p text:style-name="P5">Relations, domains &amp; attributes</text:p>
        </text:list-item>
        <text:list-item>
          <text:p text:style-name="P5">Keys</text:p>
        </text:list-item>
        <text:list-item>
          <text:p text:style-name="P5">Traditional set operations</text:p>
        </text:list-item>
        <text:list-item>
          <text:p text:style-name="P5">Special relational operations</text:p>
        </text:list-item>
      </text:list>
      <text:p text:style-name="P6"/>
      <text:p text:style-name="P7">UNIT III</text:p>
      <text:p text:style-name="P7"/>
      <text:p text:style-name="P8">The E-R model</text:p>
      <text:list text:style-name="L3">
        <text:list-item>
          <text:p text:style-name="P9">Entity</text:p>
        </text:list-item>
        <text:list-item>
          <text:p text:style-name="P9">E-R Diagram</text:p>
        </text:list-item>
        <text:list-item>
          <text:p text:style-name="P9"><text:soft-page-break/>Attributes, Relationships &amp; types</text:p>
        </text:list-item>
        <text:list-item>
          <text:p text:style-name="P9">Development stages of ER diagram &amp; examples</text:p>
        </text:list-item>
      </text:list>
      <text:p text:style-name="P6"/>
      <text:p text:style-name="P8">Normalization</text:p>
      <text:list text:style-name="L4">
        <text:list-item>
          <text:p text:style-name="P10">Normalization process</text:p>
        </text:list-item>
        <text:list-item>
          <text:p text:style-name="P10">1<text:span text:style-name="T2">st</text:span><text:span text:style-name="T3">, 2</text:span><text:span text:style-name="T2">nd </text:span><text:span text:style-name="T3">&amp; 3</text:span><text:span text:style-name="T2">rd </text:span><text:span text:style-name="T3">NF</text:span></text:p>
        </text:list-item>
        <text:list-item>
          <text:p text:style-name="P10">Demoralization</text:p>
        </text:list-item>
      </text:list>
      <text:p text:style-name="P6"/>
      <text:p text:style-name="P7">UNIT IV</text:p>
      <text:p text:style-name="P7"/>
      <text:p text:style-name="P8">Introduction to Database</text:p>
      <text:list text:style-name="L5">
        <text:list-item>
          <text:p text:style-name="P11">Data type – text, number, auto number, currency, Boolean, date/time, <text:span text:style-name="T4">memo</text:span></text:p>
        </text:list-item>
        <text:list-item>
          <text:p text:style-name="P12">Object – table, query, forms, reports</text:p>
        </text:list-item>
        <text:list-item>
          <text:p text:style-name="P12">Controls use in form &amp; report</text:p>
        </text:list-item>
      </text:list>
      <text:p text:style-name="P13"/>
      <text:p text:style-name="P14">UNIT V</text:p>
      <text:p text:style-name="P14"/>
      <text:p text:style-name="P15">Basic concepts of Database System</text:p>
      <text:list text:style-name="L6">
        <text:list-item>
          <text:p text:style-name="P16">Client – Server architecture</text:p>
        </text:list-item>
      </text:list>
      <text:p text:style-name="P17"/>
      <text:p text:style-name="P15">Relational &amp; other models</text:p>
      <text:list text:style-name="L7">
        <text:list-item>
          <text:p text:style-name="P18">Relational model concepts &amp; constraints</text:p>
        </text:list-item>
      </text:list>
      <text:p text:style-name="P17"/>
      <text:p text:style-name="P15">Functional dependency</text:p>
      <text:list text:style-name="L8">
        <text:list-item>
          <text:p text:style-name="P19">Basics of functional dependency</text:p>
        </text:list-item>
        <text:list-item>
          <text:p text:style-name="P19">Functional dependency diagram &amp; examples</text:p>
        </text:list-item>
        <text:list-item>
          <text:p text:style-name="P19">Full function dependency(FFD)</text:p>
        </text:list-item>
      </text:list>
      <text:p text:style-name="P17"/>
      <text:p text:style-name="P15"><text:soft-page-break/>Basics of Normalization</text:p>
      <text:list text:style-name="L9">
        <text:list-item>
          <text:p text:style-name="P20">Normal forms</text:p>
        </text:list-item>
      </text:list>
      <text:p text:style-name="P17"/>
      <text:p text:style-name="P15">ACID properties of transaction</text:p>
      <text:p text:style-name="P15"/>
      <text:p text:style-name="P14">UNIT VI</text:p>
      <text:p text:style-name="P14"/>
      <text:p text:style-name="P15">Interactive SQL</text:p>
      <text:list text:style-name="L10">
        <text:list-item>
          <text:p text:style-name="P21">Introduction to SQL</text:p>
        </text:list-item>
        <text:list-item>
          <text:p text:style-name="P21">Logging into SQLPlus</text:p>
        </text:list-item>
        <text:list-item>
          <text:p text:style-name="P21">Naming rules &amp; conventions</text:p>
        </text:list-item>
        <text:list-item>
          <text:p text:style-name="P21">Data types</text:p>
        </text:list-item>
        <text:list-item>
          <text:p text:style-name="P21">Conponents of SQL – DDL, DML, DCL, DQL</text:p>
        </text:list-item>
        <text:list-item>
          <text:p text:style-name="P21">Creating a table</text:p>
        </text:list-item>
        <text:list-item>
          <text:p text:style-name="P21">Inserting, Viewing, Sorting, Deleting &amp; Updating data in a table</text:p>
        </text:list-item>
        <text:list-item>
          <text:p text:style-name="P21">Modifying the structure of tables</text:p>
        </text:list-item>
        <text:list-item>
          <text:p text:style-name="P21">Renaming, Truncating &amp; Destroying tables</text:p>
        </text:list-item>
        <text:list-item>
          <text:p text:style-name="P21">Dropping a column from a table</text:p>
        </text:list-item>
      </text:list>
      <text:p text:style-name="P17"/>
      <text:p text:style-name="P14">UNIT VII</text:p>
      <text:p text:style-name="P14"/>
      <text:p text:style-name="P15">Interactive SQL Functions</text:p>
      <text:list text:style-name="L11">
        <text:list-item>
          <text:p text:style-name="P22">String, Conversion, Numeric &amp; Aggregate Functions</text:p>
        </text:list-item>
      </text:list>
      <text:p text:style-name="P17"/>
      <text:p text:style-name="P15">Advance Queries</text:p>
      <text:list text:style-name="L12">
        <text:list-item>
          <text:p text:style-name="P23">Group by Clause</text:p>
        </text:list-item>
        <text:list-item>
          <text:p text:style-name="P23">Having Clause</text:p>
        </text:list-item>
        <text:list-item>
          <text:p text:style-name="P23">EXISTS/NOT EXISTS operator</text:p>
        </text:list-item>
      </text:list>
      <text:p text:style-name="P17"><text:soft-page-break/></text:p>
      <text:p text:style-name="P15">Set Operators</text:p>
      <text:list text:style-name="L13">
        <text:list-item>
          <text:p text:style-name="P24">Union</text:p>
        </text:list-item>
        <text:list-item>
          <text:p text:style-name="P24">Intersect</text:p>
        </text:list-item>
        <text:list-item>
          <text:p text:style-name="P24">Minus</text:p>
        </text:list-item>
      </text:list>
      <text:p text:style-name="P17"/>
      <text:p text:style-name="P14">UNIT VIII</text:p>
      <text:p text:style-name="P14"/>
      <text:p text:style-name="P15">Type of Join</text:p>
      <text:list text:style-name="L14">
        <text:list-item>
          <text:p text:style-name="P25">Inner &amp; Outer Join</text:p>
        </text:list-item>
      </text:list>
      <text:p text:style-name="P17"/>
      <text:p text:style-name="P15">PL/SQL Introduction</text:p>
      <text:list text:style-name="L15">
        <text:list-item>
          <text:p text:style-name="P26">Syntax</text:p>
        </text:list-item>
        <text:list-item>
          <text:p text:style-name="P26">Variable Declaration</text:p>
        </text:list-item>
        <text:list-item>
          <text:p text:style-name="P26">Block structures</text:p>
        </text:list-item>
        <text:list-item>
          <text:p text:style-name="P26">Conditional Control in PL/SQL</text:p>
        </text:list-item>
        <text:list-item>
          <text:p text:style-name="P26">Loops in PL/SQL</text:p>
        </text:list-item>
        <text:list-item>
          <text:p text:style-name="P26">Exception handling in PL/SQL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19:40:48.282467623</meta:creation-date>
    <dc:date>2025-08-24T20:37:22.010023125</dc:date>
    <meta:editing-duration>PT4M17S</meta:editing-duration>
    <meta:editing-cycles>2</meta:editing-cycles>
    <meta:generator>LibreOffice/24.8.7.2$Linux_X86_64 LibreOffice_project/480$Build-2</meta:generator>
    <meta:document-statistic meta:table-count="0" meta:image-count="0" meta:object-count="0" meta:page-count="4" meta:paragraph-count="78" meta:word-count="328" meta:character-count="1895" meta:non-whitespace-character-count="1697"/>
  </office:meta>
</office:document-meta>
</file>